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table:style-name="ce4"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table:style-name="ce4"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table:style-name="ce4"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table:style-name="ce4"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9">
            <text:p>19</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4"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5">
            <text:p>25</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office:value-type="float" office:value="26">
            <text:p>26</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7">
            <text:p>27</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office:value-type="float" office:value="28">
            <text:p>28</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office:value-type="float" office:value="29">
            <text:p>29</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office:value-type="float" office:value="30">
            <text:p>30</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table:style-name="ce10" office:value-type="float" office:value="31">
            <text:p>31</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table:style-name="ce4" office:value-type="float" office:value="32">
            <text:p>3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office:value-type="float" office:value="33">
            <text:p>3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10" office:value-type="float" office:value="34">
            <text:p>34</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table:style-name="ce4" office:value-type="float" office:value="35">
            <text:p>35</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4" office:value-type="float" office:value="36">
            <text:p>36</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table:style-name="ce4" office:value-type="float" office:value="37">
            <text:p>37</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table:style-name="ce4" office:value-type="float" office:value="38">
            <text:p>38</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4" office:value-type="float" office:value="39">
            <text:p>39</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table:style-name="ce10" office:value-type="float" office:value="40">
            <text:p>40</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table:style-name="ce4" office:value-type="float" office:value="41">
            <text:p>41</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4" office:value-type="float" office:value="42">
            <text:p>42</text:p>
          </table:table-cell>
          <table:table-cell/>
          <table:table-cell office:value-type="string">
            <text:p>err_txt_docu_nover</text:p>
          </table:table-cell>
          <table:table-cell/>
          <table:table-cell table:style-name="ce17" office:value-type="string">
            <text:p>wDocumento non controllato (opzioni, usate 'Verifica')</text:p>
          </table:table-cell>
          <table:table-cell table:number-columns-repeated="1019"/>
        </table:table-row>
        <table:table-row table:style-name="ro1">
          <table:table-cell table:style-name="ce10" office:value-type="float" office:value="43">
            <text:p>43</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table:style-name="ce4" office:value-type="float" office:value="44">
            <text:p>44</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4" office:value-type="float" office:value="45">
            <text:p>45</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table:style-name="ce4" office:value-type="float" office:value="46">
            <text:p>46</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table:style-name="ce4" office:value-type="float" office:value="47">
            <text:p>47</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4" office:value-type="float" office:value="48">
            <text:p>48</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table:style-name="ce10" office:value-type="float" office:value="49">
            <text:p>49</text:p>
          </table:table-cell>
          <table:table-cell table:style-name="ce12" office:value-type="string">
            <text:p>The intermediate titles</text:p>
          </table:table-cell>
          <table:table-cell table:style-name="ce12" office:value-type="string">
            <text:p>err_txt_title1</text:p>
          </table:table-cell>
          <table:table-cell table:style-name="ce10"/>
          <table:table-cell table:style-name="ce10" office:value-type="string">
            <text:p>iRilasciato da:</text:p>
          </table:table-cell>
          <table:table-cell table:style-name="ce10"/>
          <table:table-cell table:style-name="ce12" table:number-columns-repeated="1018"/>
        </table:table-row>
        <table:table-row table:style-name="ro1">
          <table:table-cell table:style-name="ce4" office:value-type="float" office:value="50">
            <text:p>50</text:p>
          </table:table-cell>
          <table:table-cell/>
          <table:table-cell office:value-type="string">
            <text:p>err_txt_title2</text:p>
          </table:table-cell>
          <table:table-cell/>
          <table:table-cell office:value-type="string">
            <text:p>iData e ora della firma:</text:p>
          </table:table-cell>
          <table:table-cell table:number-columns-repeated="1019"/>
        </table:table-row>
        <table:table-row table:style-name="ro1">
          <table:table-cell table:style-name="ce4" office:value-type="float" office:value="51">
            <text:p>51</text:p>
          </table:table-cell>
          <table:table-cell/>
          <table:table-cell office:value-type="string">
            <text:p>err_txt_title0</text:p>
          </table:table-cell>
          <table:table-cell/>
          <table:table-cell office:value-type="string">
            <text:p>iFirmato da:</text:p>
          </table:table-cell>
          <table:table-cell table:number-columns-repeated="1019"/>
        </table:table-row>
        <table:table-row table:style-name="ro1">
          <table:table-cell table:style-name="ce10" office:value-type="float" office:value="52">
            <text:p>52</text:p>
          </table:table-cell>
          <table:table-cell table:style-name="ce12" office:value-type="string">
            <text:p>Time stamping types</text:p>
          </table:table-cell>
          <table:table-cell table:style-name="ce12" office:value-type="string">
            <text:p>txt_times_serv1</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4" office:value-type="float" office:value="53">
            <text:p>53</text:p>
          </table:table-cell>
          <table:table-cell/>
          <table:table-cell office:value-type="string">
            <text:p>txt_times_serv2</text:p>
          </table:table-cell>
          <table:table-cell/>
          <table:table-cell office:value-type="string">
            <text:p>rmarca temporale il </text:p>
          </table:table-cell>
          <table:table-cell table:number-columns-repeated="1019"/>
        </table:table-row>
        <table:table-row table:style-name="ro1">
          <table:table-cell table:style-name="ce4" office:value-type="float" office:value="54">
            <text:p>54</text:p>
          </table:table-cell>
          <table:table-cell/>
          <table:table-cell office:value-type="string">
            <text:p>txt_time_pc1</text:p>
          </table:table-cell>
          <table:table-cell/>
          <table:table-cell table:style-name="Default" office:value-type="string">
            <text:p>rData e ora della firma dal PC</text:p>
          </table:table-cell>
          <table:table-cell table:number-columns-repeated="1019"/>
        </table:table-row>
        <table:table-row table:style-name="ro1">
          <table:table-cell table:style-name="ce4" office:value-type="float" office:value="55">
            <text:p>55</text:p>
          </table:table-cell>
          <table:table-cell/>
          <table:table-cell office:value-type="string">
            <text:p>txt_time_pc2</text:p>
          </table:table-cell>
          <table:table-cell/>
          <table:table-cell table:style-name="Default" office:value-type="string">
            <text:p>rdel firmatario.</text:p>
          </table:table-cell>
          <table:table-cell table:number-columns-repeated="1019"/>
        </table:table-row>
        <table:table-row table:style-name="ro1">
          <table:table-cell table:style-name="ce10" office:value-type="float" office:value="56">
            <text:p>56</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table:style-name="ce4" office:value-type="float" office:value="57">
            <text:p>57</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table:style-name="ce4" office:value-type="float" office:value="58">
            <text:p>58</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table:style-name="ce4" office:value-type="float" office:value="59">
            <text:p>59</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table:style-name="ce4" office:value-type="float" office:value="60">
            <text:p>60</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table:style-name="ce4" office:value-type="float" office:value="61">
            <text:p>61</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table:style-name="ce4" office:value-type="float" office:value="62">
            <text:p>62</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table:style-name="ce4" office:value-type="float" office:value="63">
            <text:p>63</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table:style-name="ce4" office:value-type="float" office:value="64">
            <text:p>64</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number-rows-repeated="32705">
          <table:table-cell table:style-name="ce4"/>
          <table:table-cell table:number-columns-repeated="1023"/>
        </table:table-row>
        <table:table-row table:style-name="ro3" table:number-rows-repeated="32765">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2">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4">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4">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4">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4">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4">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4">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4">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4">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4">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4">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4">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4">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4">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4">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4">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4">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4">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4">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4">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4">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4">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4">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4">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4">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4">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4">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4">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4">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4">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4">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4">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4">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4">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4">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4">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4">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4">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4">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4">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4">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4">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4">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4">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4">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4">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4">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4">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4">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4">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4">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4">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4">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4">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4">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4">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4">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4">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4">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4">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4">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4">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4">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4">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4">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4">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4">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4">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4">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4">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4">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4">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4">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4">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4">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4">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4">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4">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4">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4">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4">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4">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4">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4">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4">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4">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4">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4">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4">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4">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4">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4">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4">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4">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4">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4">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4">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4">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4">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4">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4">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4">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4">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4">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4">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4">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4">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4">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4">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4">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4">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4">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4">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4">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4">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4">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4">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4">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4">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4">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4">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4">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4">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4">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4">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4">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4">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4">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4">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4">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4">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4">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4">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4">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4">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4">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4">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4">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4">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4">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4">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4">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4">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4">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4">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4">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4">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4">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4">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4">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4">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4">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4">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4">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4">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4">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4">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4">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4">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4">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4">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4">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4">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4">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4">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4">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4">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4">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4">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4">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4">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4">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4">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4">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4">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4">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4">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4">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4">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4">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4">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4">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4">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4">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4">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4">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4">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4">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4">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4">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4">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4">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4">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4">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4">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4">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4">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4">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4">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4">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4">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4">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4">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4">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4">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4">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4">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4">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4">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4">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4">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4">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4">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4">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4">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4">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4">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4">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4">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4">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4">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4">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4">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4">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4">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4">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4">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4">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4">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4">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4">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4">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4">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4">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4">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4">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4">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4">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4">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4">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4">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4">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4">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4">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4">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4">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4">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4">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4">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4">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4">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4">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4">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4">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4">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4">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4">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4">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4">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4">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4">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4">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4">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4">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4">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4">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4">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4">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4">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4">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4">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4">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4">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4">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4">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4">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4">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4">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4">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4">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4">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4">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4">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4">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4">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4">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4">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4">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4">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4">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4">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4">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4">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4">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4">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4">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4">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4">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4">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19">19/04/2009</text:date>, <text:time>18:16:32</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80</meta:editing-cycles>
    <meta:creation-date>2008-05-04T10:18:05</meta:creation-date>
    <dc:date>2009-04-19T18:16:32</dc:date>
    <dc:creator>Giuseppe Castagno</dc:creator>
    <meta:editing-duration>PT13H09M24S</meta:editing-duration>
    <meta:document-statistic meta:table-count="6" meta:cell-count="1069"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